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 table:number-columns-spanned="5" table:number-rows-spanned="1">
            <text:p>Runtime</text:p>
          </table:table-cell>
          <table:covered-table-cell table:number-columns-repeated="3" table:style-name="ce3"/>
          <table:covered-table-cell table:style-name="ce5"/>
          <table:table-cell table:number-columns-repeated="1019"/>
        </table:table-row>
        <table:table-row table:style-name="ro1">
          <table:table-cell table:style-name="ce8"/>
          <table:table-cell table:style-name="ce7" office:value-type="string" calcext:value-type="string" table:number-columns-spanned="4" table:number-rows-spanned="1">
            <text:p>n</text:p>
          </table:table-cell>
          <table:covered-table-cell table:number-columns-repeated="2" table:style-name="ce3"/>
          <table:covered-table-cell table:style-name="ce5"/>
          <table:table-cell table:number-columns-repeated="1019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4*10⁷</text:p>
          </table:table-cell>
          <table:table-cell table:style-name="ce1" office:value-type="string" calcext:value-type="string">
            <text:p>8*10⁷</text:p>
          </table:table-cell>
          <table:table-cell table:style-name="ce1" office:value-type="string" calcext:value-type="string">
            <text:p>16*10⁷</text:p>
          </table:table-cell>
          <table:table-cell table:style-name="ce1" office:value-type="string" calcext:value-type="string">
            <text:p>32*10⁷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AVERAGE(2.772651; 2.781166; 2.780105)" office:value-type="float" office:value="2.777974" calcext:value-type="float">
            <text:p>2,7780</text:p>
          </table:table-cell>
          <table:table-cell table:style-name="ce12" table:formula="of:=AVERAGE(5.622691; 5.568165; 5.617461)" office:value-type="float" office:value="5.60277233333333" calcext:value-type="float">
            <text:p>5,6028</text:p>
          </table:table-cell>
          <table:table-cell table:style-name="ce12" table:formula="of:=AVERAGE(11.165536; 11.259935; 11.195862)" office:value-type="float" office:value="11.207111" calcext:value-type="float">
            <text:p>11,2071</text:p>
          </table:table-cell>
          <table:table-cell table:style-name="ce12" table:formula="of:=AVERAGE(22.40203; 22.267095; 22.278721)" office:value-type="float" office:value="22.3159486666667" calcext:value-type="float">
            <text:p>22,3159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formula="of:=AVERAGE(1.419358; 1.468351; 1.441813)" office:value-type="float" office:value="1.443174" calcext:value-type="float">
            <text:p>1,4432</text:p>
          </table:table-cell>
          <table:table-cell table:style-name="ce4" table:formula="of:=AVERAGE(3.035802; 2.831119; 2.838653)" office:value-type="float" office:value="2.901858" calcext:value-type="float">
            <text:p>2,9019</text:p>
          </table:table-cell>
          <table:table-cell table:style-name="ce4" table:formula="of:=AVERAGE(5.605514; 5.616832; 5.617799)" office:value-type="float" office:value="5.61338166666667" calcext:value-type="float">
            <text:p>5,6134</text:p>
          </table:table-cell>
          <table:table-cell table:style-name="ce4" table:formula="of:=AVERAGE(11.283793; 11.758878; 11.474352)" office:value-type="float" office:value="11.5056743333333" calcext:value-type="float">
            <text:p>11,5057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formula="of:=AVERAGE(0.719636; 0.721016; 0.716365)" office:value-type="float" office:value="0.719005666666667" calcext:value-type="float">
            <text:p>0,7190</text:p>
          </table:table-cell>
          <table:table-cell table:style-name="ce12" table:formula="of:=AVERAGE(1.43505; 1.427076; 1.460961)" office:value-type="float" office:value="1.441029" calcext:value-type="float">
            <text:p>1,4410</text:p>
          </table:table-cell>
          <table:table-cell table:style-name="ce12" table:formula="of:=AVERAGE(2.836363; 2.866463; 2.833833)" office:value-type="float" office:value="2.845553" calcext:value-type="float">
            <text:p>2,8456</text:p>
          </table:table-cell>
          <table:table-cell table:style-name="ce12" table:formula="of:=AVERAGE(5.779461; 5.721483; 5.659524)" office:value-type="float" office:value="5.720156" calcext:value-type="float">
            <text:p>5,7202</text:p>
          </table:table-cell>
          <table:table-cell table:number-columns-repeated="101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formula="of:=AVERAGE(0.602454; 0.556789; 0.634326)" office:value-type="float" office:value="0.597856333333333" calcext:value-type="float">
            <text:p>0,5979</text:p>
          </table:table-cell>
          <table:table-cell table:style-name="ce4" table:formula="of:=AVERAGE(0.744242; 0.757721; 1.156069)" office:value-type="float" office:value="0.886010666666667" calcext:value-type="float">
            <text:p>0,8860</text:p>
          </table:table-cell>
          <table:table-cell table:style-name="ce4" table:formula="of:=AVERAGE(2.041513; 2.279465; 2.086633)" office:value-type="float" office:value="2.13587033333333" calcext:value-type="float">
            <text:p>2,1359</text:p>
          </table:table-cell>
          <table:table-cell table:style-name="ce4" table:formula="of:=AVERAGE(3.095658; 4.206558; 3.054056)" office:value-type="float" office:value="3.45209066666667" calcext:value-type="float">
            <text:p>3,4521</text:p>
          </table:table-cell>
          <table:table-cell table:number-columns-repeated="1019"/>
        </table:table-row>
        <table:table-row table:style-name="ro1">
          <table:table-cell table:style-name="ce9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5" table:number-rows-spanned="1">
            <text:p>Timeout</text:p>
          </table:table-cell>
          <table:covered-table-cell table:number-columns-repeated="3" table:style-name="ce3"/>
          <table:covered-table-cell table:style-name="ce5"/>
          <table:table-cell table:number-columns-repeated="1019"/>
        </table:table-row>
        <table:table-row table:style-name="ro1">
          <table:table-cell table:style-name="ce8"/>
          <table:table-cell table:style-name="ce7" office:value-type="string" calcext:value-type="string" table:number-columns-spanned="4" table:number-rows-spanned="1">
            <text:p>n</text:p>
          </table:table-cell>
          <table:covered-table-cell table:number-columns-repeated="2" table:style-name="ce3"/>
          <table:covered-table-cell table:style-name="ce5"/>
          <table:table-cell table:number-columns-repeated="1019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4*10⁷</text:p>
          </table:table-cell>
          <table:table-cell table:style-name="ce1" office:value-type="string" calcext:value-type="string">
            <text:p>8*10⁷</text:p>
          </table:table-cell>
          <table:table-cell table:style-name="ce1" office:value-type="string" calcext:value-type="string">
            <text:p>16*10⁷</text:p>
          </table:table-cell>
          <table:table-cell table:style-name="ce1" office:value-type="string" calcext:value-type="string">
            <text:p>32*10⁷</text:p>
          </table:table-cell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[.$B$4]/[.B4]" office:value-type="float" office:value="1" calcext:value-type="float">
            <text:p>1,0000</text:p>
          </table:table-cell>
          <table:table-cell table:style-name="ce12" table:formula="of:=[.$C$4]/[.C4]" office:value-type="float" office:value="1" calcext:value-type="float">
            <text:p>1,0000</text:p>
          </table:table-cell>
          <table:table-cell table:style-name="ce12" table:formula="of:=[.$D$4]/[.D4]" office:value-type="float" office:value="1" calcext:value-type="float">
            <text:p>1,0000</text:p>
          </table:table-cell>
          <table:table-cell table:style-name="ce12" table:formula="of:=[.$E$4]/[.E4]" office:value-type="float" office:value="1" calcext:value-type="float">
            <text:p>1,0000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formula="of:=[.$B$4]/[.B5]" office:value-type="float" office:value="1.92490579791487" calcext:value-type="float">
            <text:p>1,9249</text:p>
          </table:table-cell>
          <table:table-cell table:style-name="ce4" table:formula="of:=[.$C$4]/[.C5]" office:value-type="float" office:value="1.93075344601057" calcext:value-type="float">
            <text:p>1,9308</text:p>
          </table:table-cell>
          <table:table-cell table:style-name="ce4" table:formula="of:=[.$D$4]/[.D5]" office:value-type="float" office:value="1.99649902064382" calcext:value-type="float">
            <text:p>1,9965</text:p>
          </table:table-cell>
          <table:table-cell table:style-name="ce4" table:formula="of:=[.$E$4]/[.E5]" office:value-type="float" office:value="1.93956025697813" calcext:value-type="float">
            <text:p>1,9396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formula="of:=[.$B$4]/[.B6]" office:value-type="float" office:value="3.8636329709038" calcext:value-type="float">
            <text:p>3,8636</text:p>
          </table:table-cell>
          <table:table-cell table:style-name="ce12" table:formula="of:=[.$C$4]/[.C6]" office:value-type="float" office:value="3.88803579479201" calcext:value-type="float">
            <text:p>3,8880</text:p>
          </table:table-cell>
          <table:table-cell table:style-name="ce12" table:formula="of:=[.$D$4]/[.D6]" office:value-type="float" office:value="3.9384650364973" calcext:value-type="float">
            <text:p>3,9385</text:p>
          </table:table-cell>
          <table:table-cell table:style-name="ce12" table:formula="of:=[.$E$4]/[.E6]" office:value-type="float" office:value="3.90128322840612" calcext:value-type="float">
            <text:p>3,9013</text:p>
          </table:table-cell>
          <table:table-cell table:number-columns-repeated="101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formula="of:=[.$B$4]/[.B7]" office:value-type="float" office:value="4.64655778506431" calcext:value-type="float">
            <text:p>4,6466</text:p>
          </table:table-cell>
          <table:table-cell table:style-name="ce4" table:formula="of:=[.$C$4]/[.C7]" office:value-type="float" office:value="6.32359467455621" calcext:value-type="float">
            <text:p>6,3236</text:p>
          </table:table-cell>
          <table:table-cell table:style-name="ce4" table:formula="of:=[.$D$4]/[.D7]" office:value-type="float" office:value="5.2470933394677" calcext:value-type="float">
            <text:p>5,2471</text:p>
          </table:table-cell>
          <table:table-cell table:style-name="ce4" table:formula="of:=[.$E$4]/[.E7]" office:value-type="float" office:value="6.46447350938639" calcext:value-type="float">
            <text:p>6,4645</text:p>
          </table:table-cell>
          <table:table-cell table:number-columns-repeated="1019"/>
        </table:table-row>
        <table:table-row table:style-name="ro2">
          <table:table-cell table:style-name="ce9" table:number-columns-repeated="5"/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5" table:number-rows-spanned="1">
            <text:p>Eficiency</text:p>
          </table:table-cell>
          <table:covered-table-cell table:number-columns-repeated="3" table:style-name="ce14"/>
          <table:covered-table-cell table:style-name="ce16"/>
          <table:table-cell table:number-columns-repeated="1019"/>
        </table:table-row>
        <table:table-row table:style-name="ro2">
          <table:table-cell table:style-name="ce8"/>
          <table:table-cell table:style-name="ce7" office:value-type="string" calcext:value-type="string" table:number-columns-spanned="4" table:number-rows-spanned="1">
            <text:p>n</text:p>
          </table:table-cell>
          <table:covered-table-cell table:number-columns-repeated="2" table:style-name="ce14"/>
          <table:covered-table-cell table:style-name="ce16"/>
          <table:table-cell table:number-columns-repeated="101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4*10⁷</text:p>
          </table:table-cell>
          <table:table-cell table:style-name="ce1" office:value-type="string" calcext:value-type="string">
            <text:p>8*10⁷</text:p>
          </table:table-cell>
          <table:table-cell table:style-name="ce1" office:value-type="string" calcext:value-type="string">
            <text:p>16*10⁷</text:p>
          </table:table-cell>
          <table:table-cell table:style-name="ce1" office:value-type="string" calcext:value-type="string">
            <text:p>32*10⁷</text:p>
          </table:table-cell>
          <table:table-cell table:number-columns-repeated="101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12]/[.$A20]" office:value-type="float" office:value="1" calcext:value-type="float">
            <text:p>1,0000</text:p>
          </table:table-cell>
          <table:table-cell table:style-name="ce12" table:formula="of:=[.C12]/[.$A20]" office:value-type="float" office:value="1" calcext:value-type="float">
            <text:p>1,0000</text:p>
          </table:table-cell>
          <table:table-cell table:style-name="ce12" table:formula="of:=[.D12]/[.$A20]" office:value-type="float" office:value="1" calcext:value-type="float">
            <text:p>1,0000</text:p>
          </table:table-cell>
          <table:table-cell table:style-name="ce12" table:formula="of:=[.E12]/[.$A20]" office:value-type="float" office:value="1" calcext:value-type="float">
            <text:p>1,0000</text:p>
          </table:table-cell>
          <table:table-cell table:number-columns-repeated="101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13]/[.$A21]" office:value-type="float" office:value="0.962452898957437" calcext:value-type="float">
            <text:p>0,9625</text:p>
          </table:table-cell>
          <table:table-cell table:style-name="ce4" table:formula="of:=[.C13]/[.$A21]" office:value-type="float" office:value="0.965376723005284" calcext:value-type="float">
            <text:p>0,9654</text:p>
          </table:table-cell>
          <table:table-cell table:style-name="ce4" table:formula="of:=[.D13]/[.$A21]" office:value-type="float" office:value="0.998249510321912" calcext:value-type="float">
            <text:p>0,9982</text:p>
          </table:table-cell>
          <table:table-cell table:style-name="ce4" table:formula="of:=[.E13]/[.$A21]" office:value-type="float" office:value="0.969780128489065" calcext:value-type="float">
            <text:p>0,9698</text:p>
          </table:table-cell>
          <table:table-cell table:number-columns-repeated="101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14]/[.$A22]" office:value-type="float" office:value="0.96590824272595" calcext:value-type="float">
            <text:p>0,9659</text:p>
          </table:table-cell>
          <table:table-cell table:style-name="ce12" table:formula="of:=[.C14]/[.$A22]" office:value-type="float" office:value="0.972008948698002" calcext:value-type="float">
            <text:p>0,9720</text:p>
          </table:table-cell>
          <table:table-cell table:style-name="ce12" table:formula="of:=[.D14]/[.$A22]" office:value-type="float" office:value="0.984616259124325" calcext:value-type="float">
            <text:p>0,9846</text:p>
          </table:table-cell>
          <table:table-cell table:style-name="ce12" table:formula="of:=[.E14]/[.$A22]" office:value-type="float" office:value="0.975320807101531" calcext:value-type="float">
            <text:p>0,9753</text:p>
          </table:table-cell>
          <table:table-cell table:number-columns-repeated="101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15]/[.$A23]" office:value-type="float" office:value="0.580819723133038" calcext:value-type="float">
            <text:p>0,5808</text:p>
          </table:table-cell>
          <table:table-cell table:style-name="ce4" table:formula="of:=[.C15]/[.$A23]" office:value-type="float" office:value="0.790449334319527" calcext:value-type="float">
            <text:p>0,7904</text:p>
          </table:table-cell>
          <table:table-cell table:style-name="ce4" table:formula="of:=[.D15]/[.$A23]" office:value-type="float" office:value="0.655886667433463" calcext:value-type="float">
            <text:p>0,6559</text:p>
          </table:table-cell>
          <table:table-cell table:style-name="ce4" table:formula="of:=[.E15]/[.$A23]" office:value-type="float" office:value="0.808059188673299" calcext:value-type="float">
            <text:p>0,8081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3" table:number-columns-repeated="3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772651" calcext:value-type="float">
            <text:p>2,77265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781166" calcext:value-type="float">
            <text:p>2,7811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780105" calcext:value-type="float">
            <text:p>2,7801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.622691" calcext:value-type="float">
            <text:p>5,62269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.568165" calcext:value-type="float">
            <text:p>5,5681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.617461" calcext:value-type="float">
            <text:p>5,61746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11.165536" calcext:value-type="float">
            <text:p>11,1655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11.259935" calcext:value-type="float">
            <text:p>11,2599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11.195862" calcext:value-type="float">
            <text:p>11,19586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22.40203" calcext:value-type="float">
            <text:p>22,402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22.267095" calcext:value-type="float">
            <text:p>22,2670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22.278721" calcext:value-type="float">
            <text:p>22,27872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.419358" calcext:value-type="float">
            <text:p>1,41935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.468351" calcext:value-type="float">
            <text:p>1,46835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.441813" calcext:value-type="float">
            <text:p>1,44181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3.035802" calcext:value-type="float">
            <text:p>3,03580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.831119" calcext:value-type="float">
            <text:p>2,831119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.838653" calcext:value-type="float">
            <text:p>2,83865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5.605514" calcext:value-type="float">
            <text:p>5,60551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5.616832" calcext:value-type="float">
            <text:p>5,61683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5.617799" calcext:value-type="float">
            <text:p>5,617799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11.283793" calcext:value-type="float">
            <text:p>11,28379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11.758878" calcext:value-type="float">
            <text:p>11,75887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11.474352" calcext:value-type="float">
            <text:p>11,47435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719636" calcext:value-type="float">
            <text:p>0,71963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721016" calcext:value-type="float">
            <text:p>0,72101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716365" calcext:value-type="float">
            <text:p>0,716365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.43505" calcext:value-type="float">
            <text:p>1,43505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.427076" calcext:value-type="float">
            <text:p>1,42707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.460961" calcext:value-type="float">
            <text:p>1,46096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836363" calcext:value-type="float">
            <text:p>2,83636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866463" calcext:value-type="float">
            <text:p>2,86646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833833" calcext:value-type="float">
            <text:p>2,83383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5.779461" calcext:value-type="float">
            <text:p>5,77946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5.721483" calcext:value-type="float">
            <text:p>5,72148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5.659524" calcext:value-type="float">
            <text:p>5,65952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602454" calcext:value-type="float">
            <text:p>0,60245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556789" calcext:value-type="float">
            <text:p>0,556789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634326" calcext:value-type="float">
            <text:p>0,634326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744242" calcext:value-type="float">
            <text:p>0,74424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757721" calcext:value-type="float">
            <text:p>0,75772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.156069" calcext:value-type="float">
            <text:p>1,156069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041513" calcext:value-type="float">
            <text:p>2,04151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279465" calcext:value-type="float">
            <text:p>2,279465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086633" calcext:value-type="float">
            <text:p>2,08663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3.095658" calcext:value-type="float">
            <text:p>3,09565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4.206558" calcext:value-type="float">
            <text:p>4,20655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3.054056" calcext:value-type="float">
            <text:p>3,054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40">
      <number:day/>
      <number:text>/</number:text>
      <number:month/>
      <number:text>/</number:text>
      <number:year number:style="long"/>
    </number:date-style>
    <number:time-style style:name="N111">
      <number:minutes number:style="long"/>
      <number:text>:</number:text>
      <number:seconds number:style="long"/>
    </number:time-style>
    <number:date-style style:name="N139">
      <number:day/>
      <number:text>/</number:text>
      <number:month number:textual="true"/>
      <number:text>/</number:text>
      <number:year/>
    </number:dat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/>
      <number:text>/</number:text>
      <number:month number:textual="true"/>
    </number:date-style>
    <number:time-style style:name="N109">
      <number:minutes number:style="long"/>
      <number:text>:</number:text>
      <number:seconds number:style="long" number:decimal-places="1"/>
    </number:time-style>
    <number:date-style style:name="N137">
      <number:month number:textual="true"/>
      <number:text>/</number:text>
      <number:year/>
    </number:dat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13:45:36.211574799</dc:date>
    <meta:editing-duration>PT1H2M53S</meta:editing-duration>
    <meta:editing-cycles>2</meta:editing-cycles>
    <meta:generator>LibreOffice/7.3.7.2$Linux_X86_64 LibreOffice_project/30$Build-2</meta:generator>
    <meta:document-statistic meta:table-count="2" meta:cell-count="225" meta:object-count="0"/>
  </office:meta>
</office:document-meta>
</file>